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1.4772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1.9693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2.4618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style:font-name="Courier New" fo:font-size="10pt" style:font-size-asian="10pt" style:font-size-complex="10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New" fo:font-size="10pt" fo:background-color="transparent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1.4772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1.4772in" fo:margin-right="0in" fo:text-indent="0in" style:auto-text-indent="false"/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paragraph-properties fo:margin-left="1.9693in" fo:margin-right="0in" fo:text-indent="0in" style:auto-text-indent="false"/>
      <style:text-properties style:font-name="Courier New" fo:font-size="10pt" style:font-size-asian="10pt" style:font-size-complex="10pt"/>
    </style:style>
    <style:style style:name="P20" style:family="paragraph" style:parent-style-name="Standard">
      <style:paragraph-properties fo:margin-left="1.9693in" fo:margin-right="0in" fo:text-indent="0in" style:auto-text-indent="false"/>
      <style:text-properties fo:color="#999999" style:font-name="Courier New"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s copy code from William.</text:p>
      <text:p text:style-name="P1"/>
      <text:p text:style-name="P1">Review</text:p>
      <text:p text:style-name="P2">Does a variable have to contain an object?</text:p>
      <text:p text:style-name="P2">Using either interfaces or classes from our maze project, create a variable that holds no object inside.</text:p>
      <text:p text:style-name="P2">Create a variable that holds an object inside.</text:p>
      <text:p text:style-name="P2">A static method lives with </text:p>
      <text:p text:style-name="P3">a) it's Parents</text:p>
      <text:p text:style-name="P3">b) an Object</text:p>
      <text:p text:style-name="P3">c) a Class</text:p>
      <text:p text:style-name="P2">A static field (variable) lives with </text:p>
      <text:p text:style-name="P3">a) Uncle Joe</text:p>
      <text:p text:style-name="P3">b) an Object</text:p>
      <text:p text:style-name="P3">c) a Class</text:p>
      <text:p text:style-name="P2">A non-static method or field lives with</text:p>
      <text:p text:style-name="P3">a) an Object</text:p>
      <text:p text:style-name="P3">b) a Class</text:p>
      <text:p text:style-name="P2">True/False – when an object modifies its static field, all other objects instantiated from that class have that same static field value set <text:s/>(draw multiple objects and their common class definition)</text:p>
      <text:p text:style-name="P3"/>
      <text:p text:style-name="P13">Last Class</text:p>
      <text:p text:style-name="P2">Run MazeJFrame – comes up empty, but what happens with a MouseClick? <text:s/>Is there a better place to put call to drawMaze? <text:s/>ComponentShown, ComponentResized, ComponentAdded(?)</text:p>
      <text:p text:style-name="P2"/>
      <text:p text:style-name="P2">Apply getWidth, getLength and getColor to MazePiece.</text:p>
      <text:p text:style-name="P2">Apply those methods to all subclasses. <text:s/>Note that walls are 3” x 24” and emptySpaces are 24” x 24”</text:p>
      <text:p text:style-name="P2">Change drawMaze to draw the first piece of the Maze</text:p>
      <text:p text:style-name="P4"><text:span text:style-name="Source_20_Text">Rectangle r = new CenteredRectangle((int) x, (int) y, (int) currentPiece.getWidth(), (int) currentPiece.getHeight());</text:span></text:p>
      <text:p text:style-name="P4"><text:span text:style-name="Source_20_Text"><text:s text:c="12"/>g2.setPaint(currentPiece.getColor());</text:span></text:p>
      <text:p text:style-name="P4"><text:span text:style-name="Source_20_Text"><text:s text:c="12"/>//Random rand = new Random();</text:span></text:p>
      <text:p text:style-name="P4"><text:span text:style-name="Source_20_Text"><text:s text:c="12"/>//g2.setPaint(new Color(rand.nextFloat(), rand.nextFloat(), rand.nextFloat()));</text:span></text:p>
      <text:p text:style-name="P4"><text:span text:style-name="Source_20_Text"><text:s text:c="12"/>g2.fill(r);</text:span></text:p>
      <text:p text:style-name="P13">This Class</text:p>
      <text:p text:style-name="P2">Discuss Recursion</text:p>
      <text:p text:style-name="P3">Discuss Code Stack</text:p>
      <text:p text:style-name="P5">Regular Methods</text:p>
      <text:p text:style-name="P6">When method ends it is removed from the code stack</text:p>
      <text:p text:style-name="P5">Recursive Methods</text:p>
      <text:p text:style-name="P5">Review Scope of variables</text:p>
      <text:p text:style-name="P3">Recursive Methods:</text:p>
      <text:p text:style-name="P5">Do something repetitively (draw rectangles)</text:p>
      <text:p text:style-name="P5">Have the call to the method (adding to the code stack) </text:p>
      <text:p text:style-name="P5">Have a stopping condition (stackoverflow – favorite development answer web site)</text:p>
      <text:p text:style-name="P2"/>
      <text:p text:style-name="P2">Build recursive drawMaze with class on whiteboard</text:p>
      <text:p text:style-name="P3"><text:soft-page-break/>draw rectangle (new Rectangle, g2.setPaint(currentPiece.getColor()), g2.fill(rectangle))</text:p>
      <text:p text:style-name="P3">in one direction (North) make recursive call to drawMaze</text:p>
      <text:p text:style-name="P5">Review Math of making next call</text:p>
      <text:p text:style-name="P14"><text:s text:c="16"/><text:span text:style-name="T2">drawMaze(<text:tab/><text:tab/>adjacentPiece,</text:span></text:p>
      <text:p text:style-name="P15"><text:s text:c="24"/>x + direction.getXdiff() * currentPiece.getWidth() / 2.0 + direction.getXdiff() * adjacentPiece.getWidth() / 2.0,</text:p>
      <text:p text:style-name="P15"><text:s text:c="24"/>y + direction.getYdiff() * currentPiece.getHeight() / 2.0 + direction.getYdiff() * adjacentPiece.getHeight() / 2.0,</text:p>
      <text:p text:style-name="P15"><text:s text:c="24"/>g2);</text:p>
      <text:p text:style-name="P18">Discuss whether a CenteredRectangle Class would help make things easier</text:p>
      <text:p text:style-name="P10">public class CenteredRectangle extends Rectangle {</text:p>
      <text:p text:style-name="P10"><text:s text:c="4"/>public CenteredRectangle(int x, int y, int width, int height){</text:p>
      <text:p text:style-name="P10"><text:s text:c="8"/>super( x - width / 2, y - height / 2, width, height );</text:p>
      <text:p text:style-name="P10"><text:s text:c="4"/>}</text:p>
      <text:p text:style-name="P3"><text:span text:style-name="T2">} </text:span><text:s text:c="23"/></text:p>
      <text:p text:style-name="P3">add stop condition ( when we reach a wall – add Wall interface)</text:p>
      <text:p text:style-name="P2">Have students type in the code and run</text:p>
      <text:p text:style-name="P2">Add Second <text:span text:style-name="T3">Orthogonal</text:span> direction (East)</text:p>
      <text:p text:style-name="P3">Add to whiteboard</text:p>
      <text:p text:style-name="P3">Students add code and run</text:p>
      <text:p text:style-name="P2">Add Third Direction</text:p>
      <text:p text:style-name="P3">Add to whiteboard</text:p>
      <text:p text:style-name="P3">Students add code and run</text:p>
      <text:p text:style-name="P3">Discuss how to resolve Stack Overflow</text:p>
      <text:p text:style-name="P5">Store EmptySpace pieces in a HashSet</text:p>
      <text:p text:style-name="P19">private Set&lt;MazePiece&gt; drawnPieces = new HashSet&lt;&gt;();</text:p>
      <text:p text:style-name="P5">Add logic to add a drawn piece to the Set immediately after drawing the piece</text:p>
      <text:p text:style-name="P20">g2.setPaint...</text:p>
      <text:p text:style-name="P20">g2.fill...</text:p>
      <text:p text:style-name="P19">drawnPieces.add(currentPiece);</text:p>
      <text:p text:style-name="P12">Add Fourth Direction</text:p>
      <text:p text:style-name="P12">Discuss using Direction Objects and looping through Directions</text:p>
      <text:p text:style-name="P12"/>
      <text:p text:style-name="P16">Next Class</text:p>
      <text:p text:style-name="P12">RandomMazeBuilder</text:p>
      <text:p text:style-name="P12"/>
      <text:p text:style-name="P19"/>
      <text:p text:style-name="P3"/>
      <text:p text:style-name="P2"/>
      <text:p text:style-name="P7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21:28:55.79</meta:creation-date>
    <dc:date>2012-09-07T21:57:13.32</dc:date>
    <meta:editing-duration>PT3H17M50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2" meta:paragraph-count="71" meta:word-count="445" meta:character-count="3131"/>
  </office:meta>
</office:document-meta>
</file>